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esting in Programming Langua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do we need to test code:</text:p>
                <text:list>
                  <text:list-item>
                    <text:p>Improve code quality</text:p>
                    <text:list>
                      <text:list-item>
                        <text:p>Find and avoid bugs</text:p>
                      </text:list-item>
                      <text:list-item>
                        <text:p>improving code coverage percentage </text:p>
                      </text:list-item>
                      <text:list-item>
                        <text:p>Brings guarentees to end user</text:p>
                      </text:list-item>
                      <text:list-item>
                        <text:p>Avoid devs spending debugging incompatible piece of code</text:p>
                      </text:list-item>
                      <text:list-item>
                        <text:p>The more the project gets bigger, the more code needs to be tes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2end tests: tests in place of the end-user</text:p>
              </text:list-item>
              <text:list-item>
                <text:p>Integration/functional tests: make sure a few methods and function works together</text:p>
              </text:list-item>
              <text:list-item>
                <text:p>Unit tests: ensure a simple function/method is work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s: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s too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kes: mimics an existing object through a minimal working implementation</text:p>
              </text:list-item>
              <text:list-item>
                <text:p text:style-name="P2"><text:span text:style-name="T1">Stubs: </text:span>mimics an object by returning an already programmed response when called</text:p>
              </text:list-item>
              <text:list-item>
                <text:p>Mocks: mimics behaviour of object by returning an already programmed response when called. Most unit test framework comes with a Mocking Facility. Also called Fixtures</text:p>
              </text:list-item>
              <text:list-item>
                <text:p>Dummies: when needed but unused. For example when needed as extra parameters in a function <text:s/></text:p>
              </text:list-item>
              <text:list-item>
                <text:p>Spies: stubs that record passed arguments, so we can test if passed arguments are expected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 to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careful : in some unit tests framework, some elements wrap several of those definition.</text:p>
                <text:list>
                  <text:list-item>
                    <text:p>Ex in python unittest, mocks and stubs are the sam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in GU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urance tests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8:29.026846386</meta:creation-date>
    <dc:date>2023-09-13T17:07:58.012019620</dc:date>
    <meta:editing-duration>PT49M25S</meta:editing-duration>
    <meta:editing-cycles>8</meta:editing-cycles>
    <meta:generator>LibreOffice/7.5.5.2$Linux_X86_64 LibreOffice_project/50$Build-2</meta:generator>
    <meta:document-statistic meta:object-count="49"/>
  </office:meta>
</office:document-meta>
</file>